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bXMLAuthenticatorAction.propagateParameters( Configuration conf , ResourceSet resultSet , HttpSession session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8">
            <text:p text:style-name="Table_20_Contents">8</text:p>
          </table:table-cell>
          <table:table-cell office:value-type="float" office:value="62">
            <text:p text:style-name="Table_20_Contents">62</text:p>
          </table:table-cell>
        </table:table-row>
        <table:table-row>
          <table:table-cell office:value-type="string">
            <text:p text:style-name="Table_20_Contents">DbXMLAuthenticatorAction.act( Redirector redirector , SourceResolver resolver , Map objectModel , String src , Parameters paramete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DbXMLAuthenticatorAction.CreateConnection( Configuration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bXMLAuthenticatorAction.getAuthQuery( Configuration conf , Request req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bXMLAuthenticatorAction.Authenticate( Configuration conf , Request req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